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5780" officeooo:paragraph-rsid="001f57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turn value of vfs_write: 3060</text:p>
      <text:p text:style-name="P1">[ <text:s/>330.058260] ------------[ cut here ]------------</text:p>
      <text:p text:style-name="P1">[ <text:s/>330.058276] WARNING: CPU: 1 PID: 2876 at drivers/usb/core/urb.c:339 usb_submit_urb+0x59f/0x5b0()</text:p>
      <text:p text:style-name="P1">[ <text:s/>330.058279] URB ffff8800c9080800 submitted while active</text:p>
      <text:p text:style-name="P1">[ <text:s/>330.058283] Modules linked in: uvcvideo(OE) hid_generic videobuf2_vmalloc videobuf2_memops videobuf2_core v4l2_common videodev snd_usb_audio usbhid hid media snd_usbmidi_lib rfcomm bnep bluetooth binfmt_misc snd_hda_codec_hdmi i915 intel_rapl snd_hda_codec_via x86_pkg_temp_thermal snd_hda_codec_generic intel_powerclamp coretemp snd_hda_intel kvm_intel snd_hda_controller snd_hda_codec kvm drm_kms_helper snd_hwdep snd_pcm drm snd_seq_midi snd_seq_midi_event snd_rawmidi snd_seq crct10dif_pclmul crc32_pclmul snd_seq_device ghash_clmulni_intel snd_timer aesni_intel snd aes_x86_64 lrw parport_pc mei_me gf128mul glue_helper mei ppdev ablk_helper lp cryptd shpchp i2c_algo_bit soundcore parport serio_raw wmi video lpc_ich mac_hid psmouse r8169 pata_acpi mii [last unloaded: uvcvideo]</text:p>
      <text:p text:style-name="P1">[ <text:s/>330.058388] CPU: 1 PID: 2876 Comm: kernel_thread Tainted: G <text:s text:c="10"/>OE <text:s/>3.17.0 #2</text:p>
      <text:p text:style-name="P1">[ <text:s/>330.058392] Hardware name: Acer Veriton M200-H81/H81H3-M4/V1.0, BIOS 4.6.5 06/12/2014</text:p>
      <text:p text:style-name="P1">[ <text:s/>330.058395] <text:s/>0000000000000009 ffff8800c90dbd68 ffffffff8175099e ffff8800c90dbdb0</text:p>
      <text:p text:style-name="P1">[ <text:s/>330.058401] <text:s/>ffff8800c90dbda0 ffffffff8106ef8d ffff8800c9080800 ffff8800c90dbfd8</text:p>
      <text:p text:style-name="P1">[ <text:s/>330.058407] <text:s/>ffffffffffffffff ffff8800c90dbe90 ffff8800c90dbfd8 ffff8800c90dbe00</text:p>
      <text:p text:style-name="P1">[ <text:s/>330.058413] Call Trace:</text:p>
      <text:p text:style-name="P1">[ <text:s/>330.058425] <text:s/>[&lt;ffffffff8175099e&gt;] dump_stack+0x45/0x56</text:p>
      <text:p text:style-name="P1">[ <text:s/>330.058436] <text:s/>[&lt;ffffffff8106ef8d&gt;] warn_slowpath_common+0x7d/0xa0</text:p>
      <text:p text:style-name="P1">[ <text:s/>330.058443] <text:s/>[&lt;ffffffff8106effc&gt;] warn_slowpath_fmt+0x4c/0x50</text:p>
      <text:p text:style-name="P1">[ <text:s/>330.058450] <text:s/>[&lt;ffffffff8154912f&gt;] usb_submit_urb+0x59f/0x5b0</text:p>
      <text:p text:style-name="P1">[ <text:s/>330.058461] <text:s/>[&lt;ffffffffc089ab5e&gt;] threadfn_pop_queue+0x15e/0x250 [uvcvideo]</text:p>
      <text:p text:style-name="P1">[ <text:s/>330.058471] <text:s/>[&lt;ffffffff810ac120&gt;] ? prepare_to_wait_event+0x110/0x110</text:p>
      <text:p text:style-name="P1">[ <text:s/>330.058479] <text:s/>[&lt;ffffffffc089aa00&gt;] ? uvc_v4l2_do_ioctl+0x1630/0x1630 [uvcvideo]</text:p>
      <text:p text:style-name="P1">[ <text:s/>330.058486] <text:s/>[&lt;ffffffff8108c6f9&gt;] kthread+0xc9/0xe0</text:p>
      <text:p text:style-name="P1">[ <text:s/>330.058492] <text:s/>[&lt;ffffffff8108c630&gt;] ? kthread_create_on_node+0x180/0x180</text:p>
      <text:p text:style-name="P1">[ <text:s/>330.058501] <text:s/>[&lt;ffffffff81758d7c&gt;] ret_from_fork+0x7c/0xb0</text:p>
      <text:p text:style-name="P1">[ <text:s/>330.058507] <text:s/>[&lt;ffffffff8108c630&gt;] ? kthread_create_on_node+0x180/0x180</text:p>
      <text:p text:style-name="P1">[ <text:s/>330.058510] ---[ end trace 3425df0479b23402 ]---</text:p>
      <text:p text:style-name="P1">[ <text:s/>330.058513] Failed to resubmit video URB -16</text:p>
      <text:p text:style-name="P1">[ <text:s/>330.062506] return value of vfs_write: 3060</text:p>
      <text:p text:style-name="P1">[ <text:s/>330.062526] return value of vfs_write: 3060</text:p>
      <text:p text:style-name="P1">[ <text:s/>330.062535] return value of vfs_write: 3060</text:p>
      <text:p text:style-name="P1">[ <text:s/>330.062550] return value of vfs_write: 3060</text:p>
      <text:p text:style-name="P1">[ <text:s/>330.062565] return value of vfs_write: 3060</text:p>
      <text:p text:style-name="P1">[ <text:s/>330.062581] return value of vfs_write: 3060</text:p>
      <text:p text:style-name="P1">[ <text:s/>330.062589] return value of vfs_write: 3060</text:p>
      <text:p text:style-name="P1">[ <text:s/>330.062605] return value of vfs_write: 3060</text:p>
      <text:p text:style-name="P1">[ <text:s/>330.062619] return value of vfs_write: 3060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1:30:11.333696443</meta:creation-date>
    <dc:date>2018-03-07T11:30:19.698249652</dc:date>
    <meta:editing-duration>P0D</meta:editing-duration>
    <meta:editing-cycles>1</meta:editing-cycles>
    <meta:document-statistic meta:table-count="0" meta:image-count="0" meta:object-count="0" meta:page-count="1" meta:paragraph-count="33" meta:word-count="279" meta:character-count="2762" meta:non-whitespace-character-count="2428"/>
    <meta:generator>LibreOffice/4.2.8.2$Linux_X86_64 LibreOffice_project/420m0$Build-2</meta:generator>
  </office:meta>
</office:document-meta>
</file>